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8eb37" officeooo:paragraph-rsid="0018eb37"/>
    </style:style>
    <style:style style:name="P2" style:family="paragraph" style:parent-style-name="Standard">
      <style:text-properties style:font-name="Arial1" officeooo:paragraph-rsid="0018eb37"/>
    </style:style>
    <style:style style:name="P3" style:family="paragraph" style:parent-style-name="Standard">
      <style:text-properties style:font-name="Arial1" fo:font-weight="normal" officeooo:paragraph-rsid="0018eb37" style:font-weight-asian="normal" style:font-weight-complex="normal"/>
    </style:style>
    <style:style style:name="P4" style:family="paragraph" style:parent-style-name="Standard">
      <style:text-properties style:font-name="Arial1" fo:font-weight="normal" officeooo:rsid="001b44cc" officeooo:paragraph-rsid="001cd9b7" style:font-weight-asian="normal" style:font-weight-complex="normal"/>
    </style:style>
    <style:style style:name="P5" style:family="paragraph" style:parent-style-name="Standard">
      <style:text-properties style:font-name="Arial1" fo:font-weight="normal" officeooo:rsid="001cd9b7" officeooo:paragraph-rsid="001cd9b7" style:font-weight-asian="normal" style:font-weight-complex="normal"/>
    </style:style>
    <style:style style:name="P6" style:family="paragraph" style:parent-style-name="Standard">
      <style:text-properties style:font-name="Arial1" fo:font-weight="normal" officeooo:rsid="001d2da2" officeooo:paragraph-rsid="001d2da2" style:font-weight-asian="normal" style:font-weight-complex="normal"/>
    </style:style>
    <style:style style:name="P7" style:family="paragraph" style:parent-style-name="Standard">
      <style:text-properties style:font-name="Arial1" fo:font-style="normal" fo:font-weight="normal" officeooo:rsid="001d2da2" officeooo:paragraph-rsid="001d2da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tyle="normal" fo:font-weight="normal" officeooo:rsid="001d2da2" officeooo:paragraph-rsid="0023e8a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1" fo:font-weight="bold" officeooo:paragraph-rsid="0018eb3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officeooo:rsid="001ece5c" officeooo:paragraph-rsid="001ece5c"/>
    </style:style>
    <style:style style:name="P11" style:family="paragraph" style:parent-style-name="Standard">
      <style:text-properties style:font-name="Arial1" officeooo:rsid="00252549" officeooo:paragraph-rsid="00252549"/>
    </style:style>
    <style:style style:name="P12" style:family="paragraph" style:parent-style-name="Standard">
      <style:text-properties style:font-name="Arial1" officeooo:rsid="0025a4c1" officeooo:paragraph-rsid="0025a4c1"/>
    </style:style>
    <style:style style:name="P13" style:family="paragraph" style:parent-style-name="Standard">
      <style:text-properties style:font-name="Arial1" officeooo:rsid="0026ff19" officeooo:paragraph-rsid="0025a4c1"/>
    </style:style>
    <style:style style:name="P14" style:family="paragraph" style:parent-style-name="Standard">
      <style:text-properties style:font-name="Arial1" officeooo:rsid="002724e2" officeooo:paragraph-rsid="002724e2"/>
    </style:style>
    <style:style style:name="P15" style:family="paragraph" style:parent-style-name="Standard">
      <style:text-properties style:font-name="Arial1" officeooo:rsid="0027e9d4" officeooo:paragraph-rsid="0027e9d4"/>
    </style:style>
    <style:style style:name="P16" style:family="paragraph" style:parent-style-name="Standard">
      <style:text-properties style:font-name="Arial1" officeooo:rsid="002999c5" officeooo:paragraph-rsid="0027e9d4"/>
    </style:style>
    <style:style style:name="P17" style:family="paragraph" style:parent-style-name="Standard">
      <style:text-properties style:font-name="Arial1" officeooo:rsid="002ac7fc" officeooo:paragraph-rsid="002ac7fc"/>
    </style:style>
    <style:style style:name="P18" style:family="paragraph" style:parent-style-name="Standard">
      <style:text-properties style:font-name="Arial1" officeooo:rsid="002ac7fc" officeooo:paragraph-rsid="002ae963"/>
    </style:style>
    <style:style style:name="P19" style:family="paragraph" style:parent-style-name="Standard">
      <style:text-properties officeooo:paragraph-rsid="00252549"/>
    </style:style>
    <style:style style:name="P20" style:family="paragraph" style:parent-style-name="Standard">
      <style:text-properties officeooo:rsid="0025a4c1" officeooo:paragraph-rsid="0025a4c1"/>
    </style:style>
    <style:style style:name="P21" style:family="paragraph" style:parent-style-name="Standard">
      <style:text-properties officeooo:rsid="002724e2" officeooo:paragraph-rsid="002724e2"/>
    </style:style>
    <style:style style:name="P22" style:family="paragraph" style:parent-style-name="Standard">
      <style:text-properties officeooo:rsid="0027e9d4" officeooo:paragraph-rsid="0027e9d4"/>
    </style:style>
    <style:style style:name="P23" style:family="paragraph" style:parent-style-name="Standard">
      <style:text-properties officeooo:rsid="002ac7fc" officeooo:paragraph-rsid="002ac7fc"/>
    </style:style>
    <style:style style:name="P24" style:family="paragraph" style:parent-style-name="Standard" style:list-style-name="L1">
      <style:text-properties style:font-name="Arial1" fo:font-style="normal" fo:font-weight="normal" officeooo:rsid="001d2da2" officeooo:paragraph-rsid="0023e8ae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style:font-name="Arial1" fo:font-style="normal" fo:font-weight="normal" officeooo:rsid="001d2da2" officeooo:paragraph-rsid="001d2da2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style:font-name="Arial1" fo:font-style="normal" fo:font-weight="normal" officeooo:rsid="001d2da2" officeooo:paragraph-rsid="001d2da2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text-properties style:font-name="Arial1" fo:font-style="normal" fo:font-weight="normal" officeooo:rsid="001d2da2" officeooo:paragraph-rsid="001d2da2" style:font-style-asian="normal" style:font-weight-asian="normal" style:font-style-complex="normal" style:font-weight-complex="normal"/>
    </style:style>
    <style:style style:name="P28" style:family="paragraph" style:parent-style-name="Standard" style:list-style-name="L6">
      <style:text-properties style:font-name="Arial1" fo:font-style="normal" fo:font-weight="normal" officeooo:rsid="001d2da2" officeooo:paragraph-rsid="001d2da2" style:font-style-asian="normal" style:font-weight-asian="normal" style:font-style-complex="normal" style:font-weight-complex="normal"/>
    </style:style>
    <style:style style:name="P29" style:family="paragraph" style:parent-style-name="Standard" style:list-style-name="L8">
      <style:text-properties style:font-name="Arial1" fo:font-style="normal" fo:font-weight="normal" officeooo:rsid="001d2da2" officeooo:paragraph-rsid="001d2da2" style:font-style-asian="normal" style:font-weight-asian="normal" style:font-style-complex="normal" style:font-weight-complex="normal"/>
    </style:style>
    <style:style style:name="P30" style:family="paragraph" style:parent-style-name="Standard" style:list-style-name="L8">
      <style:text-properties style:font-name="Arial1" fo:font-style="normal" fo:font-weight="normal" officeooo:rsid="001d2da2" officeooo:paragraph-rsid="002f77fc" style:font-style-asian="normal" style:font-weight-asian="normal" style:font-style-complex="normal" style:font-weight-complex="normal"/>
    </style:style>
    <style:style style:name="P31" style:family="paragraph" style:parent-style-name="Standard" style:list-style-name="L8">
      <style:text-properties style:font-name="Arial1" fo:font-style="normal" fo:font-weight="normal" officeooo:rsid="002f77fc" officeooo:paragraph-rsid="002f77fc" style:font-style-asian="normal" style:font-weight-asian="normal" style:font-style-complex="normal" style:font-weight-complex="normal"/>
    </style:style>
    <style:style style:name="P32" style:family="paragraph" style:parent-style-name="Standard" style:list-style-name="L8">
      <style:text-properties style:font-name="Arial1" fo:font-style="normal" fo:font-weight="normal" officeooo:rsid="003a8f46" officeooo:paragraph-rsid="003a8f4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Arial1" officeooo:rsid="002ac7fc" officeooo:paragraph-rsid="002ac7fc"/>
    </style:style>
    <style:style style:name="P34" style:family="paragraph" style:parent-style-name="Standard">
      <style:text-properties style:font-name="Arial1" officeooo:rsid="003321c8" officeooo:paragraph-rsid="003321c8"/>
    </style:style>
    <style:style style:name="P35" style:family="paragraph" style:parent-style-name="Standard">
      <style:text-properties style:font-name="Arial1" officeooo:rsid="00356c67" officeooo:paragraph-rsid="00356c67"/>
    </style:style>
    <style:style style:name="P36" style:family="paragraph" style:parent-style-name="Standard">
      <style:text-properties style:font-name="Arial1" fo:font-weight="normal" officeooo:rsid="001cd9b7" officeooo:paragraph-rsid="001d2da2" style:font-weight-asian="normal" style:font-weight-complex="normal"/>
    </style:style>
    <style:style style:name="P37" style:family="paragraph" style:parent-style-name="Standard">
      <style:text-properties style:font-name="Arial1" fo:font-weight="normal" officeooo:rsid="001d2da2" officeooo:paragraph-rsid="0027e9d4" style:font-weight-asian="normal" style:font-weight-complex="normal"/>
    </style:style>
    <style:style style:name="P38" style:family="paragraph" style:parent-style-name="Standard">
      <style:text-properties style:font-name="Arial1" officeooo:rsid="0036254a" officeooo:paragraph-rsid="0036254a"/>
    </style:style>
    <style:style style:name="P39" style:family="paragraph" style:parent-style-name="Standard">
      <style:text-properties style:font-name="Arial1" officeooo:rsid="0036254a" officeooo:paragraph-rsid="0037516e"/>
    </style:style>
    <style:style style:name="P40" style:family="paragraph" style:parent-style-name="Standard">
      <style:text-properties style:font-name="Arial1" officeooo:rsid="0036254a" officeooo:paragraph-rsid="00389c3f"/>
    </style:style>
    <style:style style:name="P41" style:family="paragraph" style:parent-style-name="Standard" style:list-style-name="L5">
      <style:text-properties officeooo:paragraph-rsid="001d2da2"/>
    </style:style>
    <style:style style:name="P42" style:family="paragraph" style:parent-style-name="Standard" style:list-style-name="L7">
      <style:text-properties officeooo:paragraph-rsid="001d2da2"/>
    </style:style>
    <style:style style:name="P43" style:family="paragraph" style:parent-style-name="Standard">
      <style:text-properties style:font-name="Arial1"/>
    </style:style>
    <style:style style:name="P44" style:family="paragraph" style:parent-style-name="Standard" style:list-style-name="L9">
      <style:text-properties officeooo:paragraph-rsid="00389c3f"/>
    </style:style>
    <style:style style:name="P45" style:family="paragraph" style:parent-style-name="Standard" style:list-style-name="L9">
      <style:text-properties officeooo:rsid="00397a47" officeooo:paragraph-rsid="00397a47"/>
    </style:style>
    <style:style style:name="T1" style:family="text">
      <style:text-properties officeooo:rsid="0018eb37"/>
    </style:style>
    <style:style style:name="T2" style:family="text">
      <style:text-properties fo:font-weight="normal" officeooo:rsid="001aa86b" style:font-weight-asian="normal" style:font-weight-complex="normal"/>
    </style:style>
    <style:style style:name="T3" style:family="text">
      <style:text-properties officeooo:rsid="001aa86b"/>
    </style:style>
    <style:style style:name="T4" style:family="text">
      <style:text-properties officeooo:rsid="001b44cc"/>
    </style:style>
    <style:style style:name="T5" style:family="text">
      <style:text-properties officeooo:rsid="001cd9b7"/>
    </style:style>
    <style:style style:name="T6" style:family="text">
      <style:text-properties officeooo:rsid="0023ecaf"/>
    </style:style>
    <style:style style:name="T7" style:family="text">
      <style:text-properties style:font-name="Arial1"/>
    </style:style>
    <style:style style:name="T8" style:family="text">
      <style:text-properties style:font-name="Arial1" fo:font-style="normal" fo:font-weight="normal" officeooo:rsid="001d2da2" style:font-style-asian="normal" style:font-weight-asian="normal" style:font-style-complex="normal" style:font-weight-complex="normal"/>
    </style:style>
    <style:style style:name="T9" style:family="text">
      <style:text-properties style:font-name="Arial1" fo:font-weight="normal" officeooo:rsid="00252549" style:font-weight-asian="normal" style:font-weight-complex="normal"/>
    </style:style>
    <style:style style:name="T10" style:family="text">
      <style:text-properties style:font-name="Arial1" fo:font-weight="normal" officeooo:rsid="0025a4c1" style:font-weight-asian="normal" style:font-weight-complex="normal"/>
    </style:style>
    <style:style style:name="T11" style:family="text">
      <style:text-properties style:font-name="Arial1" officeooo:rsid="00252549"/>
    </style:style>
    <style:style style:name="T12" style:family="text">
      <style:text-properties style:font-name="Arial1" officeooo:rsid="002613af"/>
    </style:style>
    <style:style style:name="T13" style:family="text">
      <style:text-properties style:font-name="Arial1" officeooo:rsid="0026ff19"/>
    </style:style>
    <style:style style:name="T14" style:family="text">
      <style:text-properties style:font-name="Arial1" officeooo:rsid="002724e2"/>
    </style:style>
    <style:style style:name="T15" style:family="text">
      <style:text-properties style:font-name="Arial1" officeooo:rsid="00294dbe"/>
    </style:style>
    <style:style style:name="T16" style:family="text">
      <style:text-properties style:font-name="Arial1" officeooo:rsid="00299386"/>
    </style:style>
    <style:style style:name="T17" style:family="text">
      <style:text-properties style:font-name="Arial1" officeooo:rsid="002999c5"/>
    </style:style>
    <style:style style:name="T18" style:family="text">
      <style:text-properties style:font-name="Arial1" officeooo:rsid="00389c3f"/>
    </style:style>
    <style:style style:name="T19" style:family="text">
      <style:text-properties officeooo:rsid="002ae963"/>
    </style:style>
    <style:style style:name="T20" style:family="text">
      <style:text-properties officeooo:rsid="002c0e18"/>
    </style:style>
    <style:style style:name="T21" style:family="text">
      <style:text-properties officeooo:rsid="002d227c"/>
    </style:style>
    <style:style style:name="T22" style:family="text">
      <style:text-properties officeooo:rsid="002e99d8"/>
    </style:style>
    <style:style style:name="T23" style:family="text">
      <style:text-properties officeooo:rsid="002f77fc"/>
    </style:style>
    <style:style style:name="T24" style:family="text">
      <style:text-properties officeooo:rsid="00311978"/>
    </style:style>
    <style:style style:name="T25" style:family="text">
      <style:text-properties officeooo:rsid="0032a500"/>
    </style:style>
    <style:style style:name="T26" style:family="text">
      <style:text-properties officeooo:rsid="003321c8"/>
    </style:style>
    <style:style style:name="T27" style:family="text">
      <style:text-properties officeooo:rsid="0033f024"/>
    </style:style>
    <style:style style:name="T28" style:family="text">
      <style:text-properties officeooo:rsid="00356c67"/>
    </style:style>
    <style:style style:name="T29" style:family="text">
      <style:text-properties officeooo:rsid="0036254a"/>
    </style:style>
    <style:style style:name="T30" style:family="text">
      <style:text-properties officeooo:rsid="0037516e"/>
    </style:style>
    <style:style style:name="T31" style:family="text">
      <style:text-properties officeooo:rsid="00397a47"/>
    </style:style>
    <style:style style:name="T32" style:family="text">
      <style:text-properties officeooo:rsid="003a8f46"/>
    </style:style>
    <style:style style:name="T33" style:family="text">
      <style:text-properties officeooo:rsid="003bbe6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LOSARIO DE TÉRMINOS </text:p>
      <text:p text:style-name="P1"/>
      <text:p text:style-name="P2"><text:span text:style-name="T1">S</text:span><text:span text:style-name="T5">WITCH</text:span><text:span text:style-name="T1">: </text:span><text:span text:style-name="T2">Es un aparato que permite la conexión entre dispositivos, para la comunicación entre estas mismas. </text:span></text:p>
      <text:p text:style-name="P9"/>
      <text:p text:style-name="P3">H<text:span text:style-name="T5">UB</text:span>: <text:tab/><text:span text:style-name="T3">El HUB es la forma inteligente hablando de la red, que es comparado con el Switch, pero la diferencia de que es mediante una red, <text:s/>el cual podemos conectar varios aparatos entre sí para la comunicación,</text:span></text:p>
      <text:p text:style-name="P3"/>
      <text:p text:style-name="P3">R<text:span text:style-name="T5">OUTER</text:span> : <text:span text:style-name="T4">Es el aparato que nos provee acceso a las red local, a internet mediante una forma inalámbrica mediante cualquier aparato tecnológico ( tablet, impresoras, discos de almacenamientos, etc.. )</text:span></text:p>
      <text:p text:style-name="P3"/>
      <text:p text:style-name="P3">AP: </text:p>
      <text:p text:style-name="P9"/>
      <text:p text:style-name="P4">P<text:span text:style-name="T5">ROXY</text:span>: Es la parte <text:span text:style-name="T5">que sirve como intermedio de una forma entre un objeto o dispositivo y una servicio o red.</text:span></text:p>
      <text:p text:style-name="P4"/>
      <text:p text:style-name="P5">FIREWALLl: Es un sistema que resguarda o protege a nuestra red privada, de usuarios o intrusos que tengan malas intenciones, como un virus. </text:p>
      <text:p text:style-name="P4"/>
      <text:p text:style-name="P5">RACK: Es una armario para guardas dispositivos tecnológicos, que sean importante para el uso personal y privado. </text:p>
      <text:p text:style-name="P5"/>
      <text:p text:style-name="P5">UPS: <text:span text:style-name="T6">Es un dispositivo de almacenador de energía, para uso durante un apagón eléctrico en un tiempo estimado a su capacidad.</text:span></text:p>
      <text:p text:style-name="P5"/>
      <text:p text:style-name="P6">SAN: Es un área de almacenamiento que utilizan algunas empresas para obtener un alto rendimiento, y también se puede decir que consta de un sistema de seguridad y recuperación de datos en un caso desastroso. </text:p>
      <text:p text:style-name="P6"/>
      <text:p text:style-name="P6">BACKUP: En simple palabras es una copia de seguridad de los datos originales, en caso de una perdida que pueda suceder. </text:p>
      <text:p text:style-name="P6"/>
      <text:p text:style-name="P19"><text:span text:style-name="T9">RESTORE: Es un sistema para restaurar ficheros que se usa en </text:span><text:span text:style-name="T10">M</text:span><text:span text:style-name="T9">icrosoft <text:s/>( </text:span><text:span text:style-name="T7">MS-DOS <text:s/></text:span><text:span text:style-name="T11">) </text:span></text:p>
      <text:p text:style-name="P11"/>
      <text:p text:style-name="P20"><text:span text:style-name="T11">C</text:span><text:span text:style-name="T7">ENTRO DE CABLEADO: </text:span><text:span text:style-name="T12">Es un lugar para la conexión </text:span><text:span text:style-name="T13">de dispositivos en una red local. </text:span></text:p>
      <text:p text:style-name="P12"/>
      <text:p text:style-name="P20"><text:span text:style-name="T7">CENTRO DE DATOS: </text:span><text:span text:style-name="T13">Es el lugar o espacio donde se procesa la información mediante unos recursos </text:span><text:span text:style-name="T14">necesarios para este proceso,</text:span><text:span text:style-name="T13">en una organización.</text:span></text:p>
      <text:p text:style-name="P13"/>
      <text:p text:style-name="P21"><text:span text:style-name="T13">P</text:span><text:span text:style-name="T7">LANTA TELEFÓNICA: Es una central que lo que permite es la comunicación, interconexión de diferentes grupos de teléfonos. </text:span></text:p>
      <text:p text:style-name="P14"/>
      <text:p text:style-name="P22"><text:span text:style-name="T7">ETHERNET: </text:span><text:span text:style-name="T15">Es un</text:span><text:span text:style-name="T16">a red local usada en las computadoras.</text:span></text:p>
      <text:p text:style-name="P15"/>
      <text:p text:style-name="P22"><text:span text:style-name="T7">TARJETA CONTROLADORA: </text:span><text:span text:style-name="T16">Es una pieza que se utiliza como interfaz entre la placa base y los otros componentes del computador. <text:s/></text:span></text:p>
      <text:p text:style-name="P15"/>
      <text:p text:style-name="P22"><text:soft-page-break/><text:span text:style-name="T7">UTP: </text:span><text:span text:style-name="T16">Es </text:span><text:span text:style-name="T17">un cable que consiste en grupos de hilos que están entrelazados helicoidal, que conforman una antena simple. </text:span></text:p>
      <text:p text:style-name="P16"/>
      <text:p text:style-name="P23"><text:span text:style-name="T17">S</text:span><text:span text:style-name="T7">TP: Es un sistema que se encarga de administrar y reconocer bucles de lugares de redes. </text:span></text:p>
      <text:p text:style-name="P17"/>
      <text:p text:style-name="P18">CABLE CRUZADO: <text:span text:style-name="T19">Es un cable que conecta dos dispositivos similares mediante un cable modificado llamado “crosslink”. </text:span></text:p>
      <text:p text:style-name="P17"/>
      <text:p text:style-name="P17">CABLE COAXIAL: <text:span text:style-name="T20">Es un cable que consiste en transportar corrientes eléctricas de alta frecuencia, que poseen dos conductores, uno central llamado (núcleo) y otro externo llamado. (malla)</text:span></text:p>
      <text:p text:style-name="P17"/>
      <text:p text:style-name="P17">FIBRA OPTICA: <text:span text:style-name="T21">las fibras se utilizan para transmitir luz y la transmisión en largas distancias y no les hace efecto la energía electromagnética. </text:span></text:p>
      <text:p text:style-name="P17"/>
      <text:p text:style-name="P17">CABLEADO ESTRUCTURADO: <text:span text:style-name="T22">Es un sistema de cable, formado por un par trenzado protegidos por STP o UTP.</text:span></text:p>
      <text:p text:style-name="P17"/>
      <text:p text:style-name="P17">HOST: <text:span text:style-name="T23">Se refiere a una serie de dispositivos (tablests, moviles etc.), que usan un servidores que poseen anfitriones los cuales administran una red local que están conectados a la red. </text:span></text:p>
      <text:p text:style-name="P17"/>
      <text:p text:style-name="P17">HOSTING: <text:span text:style-name="T23">Es un servicio de alojamiento en guardar información (videos, imágenes, etc.) en un sitio web. </text:span></text:p>
      <text:p text:style-name="P17"/>
      <text:p text:style-name="P17">DNS: <text:span text:style-name="T23">Es un servidor que consiste en dar una respuesta a varias peticiones de usuarios o clientes en el ámbito del internet.</text:span></text:p>
      <text:p text:style-name="P17"/>
      <text:p text:style-name="P17">DOMINIO: <text:span text:style-name="T24">El propósito del dominio en internet es dar un nombre a las direcciones web para una mayor facilidad en la búsqueda de un usuario en el navegador web, ejemplo </text:span></text:p>
      <text:p text:style-name="P43"><text:a xlink:type="simple" xlink:href="http://172.217.10.110/" text:style-name="Internet_20_link" text:visited-style-name="Visited_20_Internet_20_Link">http://172.217.10.110/</text:a>, en vez de <text:a xlink:type="simple" xlink:href="http://google.com/" text:style-name="Internet_20_link" text:visited-style-name="Visited_20_Internet_20_Link">http://google.com</text:a>)</text:p>
      <text:p text:style-name="P17"/>
      <text:p text:style-name="P17">MAC: <text:span text:style-name="T25">Es una dirección que se utiliza en 48 bits para las computadoras.</text:span></text:p>
      <text:p text:style-name="P17"/>
      <text:p text:style-name="P17">PROTOCOLO ARP: <text:span text:style-name="T25">Es un protocolo de comunicaciones en la capa de datos, para resolver la dirección de IP de una dirección hardware. </text:span></text:p>
      <text:p text:style-name="P17"/>
      <text:p text:style-name="P17">PROTOCOLO TCP Y UDP: <text:span text:style-name="T26">Es un protocolo que transporta datagramas,a partir de la conexión de dos maquinas.</text:span></text:p>
      <text:p text:style-name="P34"/>
      <text:p text:style-name="P17">IP: <text:span text:style-name="T27">Se emplea para el envió de información mediante una red, y hace referencia al equipo de origen. </text:span></text:p>
      <text:p text:style-name="P17"/>
      <text:p text:style-name="P17">IPv4: <text:span text:style-name="T27">Es una versión del internet implementada en 1983. </text:span></text:p>
      <text:p text:style-name="P17"/>
      <text:p text:style-name="P17">IPv6: <text:span text:style-name="T27">Es una versión mas sofisticada para arreglar problemas existentes en la anterior versión. </text:span></text:p>
      <text:p text:style-name="P17"/>
      <text:p text:style-name="P17">TCP: <text:span text:style-name="T27">Es un protocolo el cual consiste en la comunicación de computadoras mediante una red local.</text:span></text:p>
      <text:p text:style-name="P17"><text:soft-page-break/></text:p>
      <text:p text:style-name="P17">PING ( ICMP): <text:span text:style-name="T28">Es un programa que sirve para comprobar el estado de la comunicación y para medir el tiempo remoto que tarda en comunicarse dos puntos.</text:span></text:p>
      <text:p text:style-name="P17"/>
      <text:p text:style-name="P17">IPCONFIG / IFCONFIG: <text:span text:style-name="T28">Es la aplicación que configura los valores de IP/ TCP.</text:span></text:p>
      <text:p text:style-name="P35">Se utiliza para administrar el sistema para consultar, controlar en una red. </text:p>
      <text:p text:style-name="P17"/>
      <text:p text:style-name="P17">MODELO TCP/ IP: <text:span text:style-name="T29">Es un protocolo que fue implementado en la red ARPANET, en el cual consiste permitir que un equipo pueda comunicarse en una red. </text:span></text:p>
      <text:p text:style-name="P17"/>
      <text:p text:style-name="P17">ANCHO DE BANDA: <text:span text:style-name="T29">Se refiere a la capacidad de medida de datos y recursos de comunicación.</text:span></text:p>
      <text:p text:style-name="P17"/>
      <text:p text:style-name="P17">TOPOLOGIA <text:s/>DE REDES: <text:span text:style-name="T29">Es un mapa físico o lógico, el cual representa el intercambio de datos.</text:span></text:p>
      <text:p text:style-name="P17"/>
      <text:p text:style-name="P38">PROTOCOLO ENRUTADO: <text:span text:style-name="T30">Es el establecimiento de direcciones en una red.</text:span></text:p>
      <text:p text:style-name="P38"/>
      <text:p text:style-name="P38">PROTOCOLO ENRUTAMIENTO: <text:span text:style-name="T30">Es la construcción de tablas de las direcciones en la red para identificarlas.</text:span></text:p>
      <text:p text:style-name="P38"/>
      <text:p text:style-name="P39">INTERNET: <text:span text:style-name="T30">Es un servicio de protocolos que ofrece una diversidad de recursos en un sitio web o cualquier plataforma. <text:s/></text:span></text:p>
      <text:p text:style-name="P38"/>
      <text:p text:style-name="P40">LAN/MAN/WAN: </text:p>
      <text:list xml:id="list3107946863" text:style-name="L9">
        <text:list-item>
          <text:p text:style-name="P44"><text:span text:style-name="T18">Permite la interacción de múltiples equipos para compartir datos.</text:span></text:p>
        </text:list-item>
        <text:list-item>
          <text:p text:style-name="P45"><text:span text:style-name="T18">C</text:span><text:span text:style-name="T7">onsiste en lo mismo pero hay una pequela diferencia es que permite compartir mayor recursos que WAN </text:span></text:p>
        </text:list-item>
        <text:list-item>
          <text:p text:style-name="P45"><text:span text:style-name="T7">Se utiliza para abarcar mucho terreno por sus nodos que están separados.</text:span></text:p>
        </text:list-item>
      </text:list>
      <text:p text:style-name="P38"/>
      <text:p text:style-name="P38">WiFi: <text:span text:style-name="T31">Es usado para la interconexión inalámbrica de dispositivos electrónicos.</text:span></text:p>
      <text:p text:style-name="P38"/>
      <text:p text:style-name="P38">ALGORITMO: <text:span text:style-name="T31">Es un conjunto de instrucciones para solucionar un problema. </text:span></text:p>
      <text:p text:style-name="P38"/>
      <text:p text:style-name="P38">VARIABLE: <text:span text:style-name="T31">Es el valor que puede tomar </text:span><text:span text:style-name="T32">una cantidad descrita.</text:span></text:p>
      <text:p text:style-name="P38"/>
      <text:p text:style-name="P38">CONSTANTE: <text:span text:style-name="T32">Es el valor que no puede ser alterado o cambiado.</text:span></text:p>
      <text:p text:style-name="P38"/>
      <text:p text:style-name="P38">PRUEBA DE ESCRITORIO: <text:span text:style-name="T32">Consiste en dar valores a un flujo del programa para comprobar si al final el resultado es el acertado.</text:span></text:p>
      <text:p text:style-name="P38"/>
      <text:p text:style-name="P38">CONDICIONAL IF: <text:span text:style-name="T32">Se usa para tomar decisiones en operación lógica. </text:span></text:p>
      <text:p text:style-name="P38"/>
      <text:p text:style-name="P38">ESTRUCTURA FOR: <text:span text:style-name="T32">Es una sentencia para la iniciar el bucle. </text:span></text:p>
      <text:p text:style-name="P38"/>
      <text:p text:style-name="P38">ESTRUCTURA DO WHILE: <text:span text:style-name="T32"><text:s/>Es un control repetitivo, se caracteriza en ejecutar las instrucciones sin evaluar la expresión. </text:span></text:p>
      <text:p text:style-name="P38"/>
      <text:p text:style-name="P38">ESTRUCTURA CASO: <text:span text:style-name="T32">Con esto podemos evaluar una variable y realizar acciones.</text:span></text:p>
      <text:p text:style-name="P38"><text:soft-page-break/></text:p>
      <text:p text:style-name="P38">PSEINT: <text:span text:style-name="T33">Es un programa para la instrucción en el mundo de la programación.</text:span></text:p>
      <text:p text:style-name="P38"/>
      <text:p text:style-name="P38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><text:soft-page-break/></text:p>
      <text:p text:style-name="P8">Citas bibliográficas</text:p>
      <text:p text:style-name="P8"/>
      <text:list xml:id="list2361811947" text:style-name="L1">
        <text:list-item>
          <text:p text:style-name="P24"><text:a xlink:type="simple" xlink:href="https://www.significados.com/switch/" text:style-name="Internet_20_link" text:visited-style-name="Visited_20_Internet_20_Link">https://www.significados.com/switch/</text:a></text:p>
        </text:list-item>
      </text:list>
      <text:list xml:id="list2709880418" text:style-name="L2">
        <text:list-item>
          <text:p text:style-name="P25"><text:a xlink:type="simple" xlink:href="https://www.profesionalreview.com/2019/02/12/hub-o-concentrador/" text:style-name="Internet_20_link" text:visited-style-name="Visited_20_Internet_20_Link">https://www.profesionalreview.com/2019/02/12/hub-o-concentrador/</text:a></text:p>
        </text:list-item>
      </text:list>
      <text:list xml:id="list3457556925" text:style-name="L3">
        <text:list-item>
          <text:p text:style-name="P26"><text:a xlink:type="simple" xlink:href="https://es.wikipedia.org/wiki/Router" text:style-name="Internet_20_link" text:visited-style-name="Visited_20_Internet_20_Link">https://es.wikipedia.org/wiki/Router</text:a></text:p>
        </text:list-item>
      </text:list>
      <text:p text:style-name="P7"/>
      <text:list xml:id="list2983765375" text:style-name="L4">
        <text:list-item>
          <text:p text:style-name="P27"><text:a xlink:type="simple" xlink:href="https://www.welivesecurity.com/la-es/2020/01/02/que-es-proxy-para-que-sirve/" text:style-name="Internet_20_link" text:visited-style-name="Visited_20_Internet_20_Link">https://www.welivesecurity.com/la-es/2020/01/02/que-es-proxy-para-que-sirve/</text:a></text:p>
        </text:list-item>
      </text:list>
      <text:list xml:id="list3898882168" text:style-name="L5">
        <text:list-item>
          <text:p text:style-name="P41"><text:a xlink:type="simple" xlink:href="https://idgrup.com/firewall-que-es-y-como-funciona/#:~:text=Un%20firewall%2C%20también%20llamado%20cortafuegos,ordenadores%20de%20una%20misma%20red" text:style-name="Internet_20_link" text:visited-style-name="Visited_20_Internet_20_Link"><text:span text:style-name="T8">https://idgrup.com/firewall-que-es-y-como-funciona/#:~:text=Un%20firewall%2C%20tambi%C3%A9n%20llamado%20cortafuegos,ordenadores%20de%20una%20misma%20red</text:span></text:a><text:span text:style-name="T8">.</text:span></text:p>
        </text:list-item>
      </text:list>
      <text:list xml:id="list2257622549" text:style-name="L6">
        <text:list-item>
          <text:p text:style-name="P28"><text:a xlink:type="simple" xlink:href="https://www.dns-system.es/que_es_un_armario_rack.php" text:style-name="Internet_20_link" text:visited-style-name="Visited_20_Internet_20_Link">https://www.dns-system.es/que_es_un_armario_rack.php</text:a></text:p>
        </text:list-item>
      </text:list>
      <text:list xml:id="list1931951903" text:style-name="L7">
        <text:list-item>
          <text:p text:style-name="P42"><text:a xlink:type="simple" xlink:href="https://es.wikipedia.org/wiki/Sistema_de_alimentación_ininterrumpida#:~:text=Sistemas%20de%20alimentación%20ininterrumpida%20(SAI,los%20dispositivos%20que%20tenga%20conectados" text:style-name="Internet_20_link" text:visited-style-name="Visited_20_Internet_20_Link"><text:span text:style-name="T8">https://es.wikipedia.org/wiki/Sistema_de_alimentaci%C3%B3n_ininterrumpida#:~:text=Sistemas%20de%20alimentaci%C3%B3n%20ininterrumpida%20(SAI,los%20dispositivos%20que%20tenga%20conectados</text:span></text:a><text:span text:style-name="T8">.</text:span></text:p>
        </text:list-item>
      </text:list>
      <text:list xml:id="list888211376" text:style-name="L8">
        <text:list-item>
          <text:p text:style-name="P29"><text:a xlink:type="simple" xlink:href="https://www.netapp.com/es/data-storage/what-is-san-storage-area-network/" text:style-name="Internet_20_link" text:visited-style-name="Visited_20_Internet_20_Link">https://www.netapp.com/es/data-storage/what-is-san-storage-area-network/</text:a></text:p>
        </text:list-item>
        <text:list-item>
          <text:p text:style-name="P29"><text:a xlink:type="simple" xlink:href="https://es.wikipedia.org/wiki/Copia_de_seguridad" text:style-name="Internet_20_link" text:visited-style-name="Visited_20_Internet_20_Link">https://es.wikipedia.org/wiki/Copia_de_seguridad</text:a></text:p>
        </text:list-item>
        <text:list-item>
          <text:p text:style-name="P29"><text:a xlink:type="simple" xlink:href="https://www.lawebdelprogramador.com/diccionario/Restore/#:~:text=Es%20una%20orden%20que%20en,con%20la%20orden%20back%2Dup" text:style-name="Internet_20_link" text:visited-style-name="Visited_20_Internet_20_Link">https://www.lawebdelprogramador.com/diccionario/Restore/#:~:text=Es%20una%20orden%20que%20en,con%20la%20orden%20back%2Dup</text:a>.</text:p>
        </text:list-item>
        <text:list-item>
          <text:p text:style-name="P29"><text:a xlink:type="simple" xlink:href="http://redesinformaticassena.blogspot.com/2009/10/que-elementos-contienen-el-centro-de.html" text:style-name="Internet_20_link" text:visited-style-name="Visited_20_Internet_20_Link">http://redesinformaticassena.blogspot.com/2009/10/que-elementos-contienen-el-centro-de.html</text:a></text:p>
        </text:list-item>
        <text:list-item>
          <text:p text:style-name="P29"><text:a xlink:type="simple" xlink:href="https://es.wikipedia.org/wiki/Centro_de_procesamiento_de_datos" text:style-name="Internet_20_link" text:visited-style-name="Visited_20_Internet_20_Link">https://es.wikipedia.org/wiki/Centro_de_procesamiento_de_datos</text:a></text:p>
        </text:list-item>
        <text:list-item>
          <text:p text:style-name="P29"><text:a xlink:type="simple" xlink:href="https://www.google.com/search?q=planta+telefonica&amp;rlz=1C1CHBF_esCO916CO917&amp;oq=planta+telefonica+&amp;aqs=chrome..69i57j0l7.10409j0j7&amp;sourceid=chrome&amp;ie=UTF-8" text:style-name="Internet_20_link" text:visited-style-name="Visited_20_Internet_20_Link">https://www.google.com/search?q=planta+telefonica&amp;rlz=1C1CHBF_esCO916CO917&amp;oq=planta+telefonica+&amp;aqs=chrome..69i57j0l7.10409j0j7&amp;sourceid=chrome&amp;ie=UTF-8</text:a></text:p>
        </text:list-item>
        <text:list-item>
          <text:p text:style-name="P29"><text:a xlink:type="simple" xlink:href="https://es.wikipedia.org/wiki/Ethernet#:~:text=Ethernet%20(pronunciado%20%2Fˈiːθərnɛt%2F%20en,(ether%2C%20en%20inglés" text:style-name="Internet_20_link" text:visited-style-name="Visited_20_Internet_20_Link">https://es.wikipedia.org/wiki/Ethernet#:~:text=Ethernet%20(pronunciado%20%2F%CB%88i%CB%90%CE%B8%C9%99rn%C9%9Bt%2F%20en,(ether%2C%20en%20ingl%C3%A9s</text:a>).</text:p>
        </text:list-item>
        <text:list-item>
          <text:p text:style-name="P29"><text:a xlink:type="simple" xlink:href="https://techlib.net/definition/controllercard.html#:~:text=La%20tarjeta%20controladora%2C%20o%20simplemente,ratones%20requieren%20controladores%20para%20funcionar" text:style-name="Internet_20_link" text:visited-style-name="Visited_20_Internet_20_Link">https://techlib.net/definition/controllercard.html#:~:text=La%20tarjeta%20controladora%2C%20o%20simplemente,ratones%20requieren%20controladores%20para%20funcionar</text:a>.</text:p>
        </text:list-item>
        <text:list-item>
          <text:p text:style-name="P29"><text:a xlink:type="simple" xlink:href="https://es.wikipedia.org/wiki/Cable_de_par_trenzado#:~:text=Unshielded%20twisted%20pair%20(UTP)%20o,diferentes%20tecnologías%20de%20redes%20locales.&amp;text=Se%20utiliza%20en%20redes%20de,característica%20es%20de%20150%20ohmios" text:style-name="Internet_20_link" text:visited-style-name="Visited_20_Internet_20_Link">https://es.wikipedia.org/wiki/Cable_de_par_trenzado#:~:text=Unshielded%20twisted%20pair%20(UTP)%20o,diferentes%20tecnolog%C3%ADas%20de%20redes</text:a><text:a xlink:type="simple" xlink:href="https://es.wikipedia.org/wiki/Cable_de_par_trenzado#:~:text=Unshielded%20twisted%20pair%20(UTP)%20o,diferentes%20tecnologías%20de%20redes%20locales.&amp;text=Se%20utiliza%20en%20redes%20de,característica%20es%20de%20150%20ohmios" text:style-name="Internet_20_link" text:visited-style-name="Visited_20_Internet_20_Link">%20locales.&amp;text=Se%20utiliza%20en%20redes%20de,caracter%C3%ADstica%20es%20de%20150%20ohmios</text:a>.</text:p>
        </text:list-item>
        <text:list-item>
          <text:p text:style-name="P29"><text:a xlink:type="simple" xlink:href="https://cl0udswxsequre.wordpress.com/2015/03/10/que-es-stp-y-para-que-sirve/#:~:text=Pero%20en%20el%20ámbitos%20de,la%20redundancia%20en%20la%20misma" text:style-name="Internet_20_link" text:visited-style-name="Visited_20_Internet_20_Link">https://cl0udswxsequre.wordpress.com/2015/03/10/que-es-stp-y-para-que-sirve/#:~:text=Pero%20en%20el%20%C3%A1mbitos%20de,la%20redundancia%20en%20la%20misma</text:a>.</text:p>
        </text:list-item>
        <text:list-item>
          <text:p text:style-name="P29"><text:a xlink:type="simple" xlink:href="https://en.wikipedia.org/wiki/Crossover_cable" text:style-name="Internet_20_link" text:visited-style-name="Visited_20_Internet_20_Link">https://en.wikipedia.org/wiki/Crossover_cable</text:a></text:p>
        </text:list-item>
        <text:list-item>
          <text:p text:style-name="P29"><text:a xlink:type="simple" xlink:href="https://es.wikipedia.org/wiki/Cable_coaxial#:~:text=El%20cable%20coaxial%2C%20coaxil%2C%20coaxcable,o%20trenza%2C%20que%20sirve%20como" text:style-name="Internet_20_link" text:visited-style-name="Visited_20_Internet_20_Link">https://es.wikipedia.org/wiki/Cable_coaxial#:~:text=El%20cable%20coaxial%2C%20coaxil%2C%20coaxcable,o%20trenza%2C%20que%20sirve%20como</text:a></text:p>
        </text:list-item>
        <text:list-item>
          <text:p text:style-name="P29"><text:a xlink:type="simple" xlink:href="https://es.wikipedia.org/wiki/Fibra_óptica" text:style-name="Internet_20_link" text:visited-style-name="Visited_20_Internet_20_Link">https://es.wikipedia.org/wiki/Fibra_%C3%B3ptica</text:a></text:p>
        </text:list-item>
        <text:list-item>
          <text:p text:style-name="P29"><text:a xlink:type="simple" xlink:href="https://es.wikipedia.org/wiki/Cableado_estructurado#:~:text=El%20cableado%20estructurado%20consiste%20en,Local%20Area%20Network%2C%20LAN" text:style-name="Internet_20_link" text:visited-style-name="Visited_20_Internet_20_Link">https://es.wikipedia.org/wiki/Cableado_estructurado#:~:text=El%20cableado%20estructurado%20consiste%20en,Local%20Area%20Network%2C%20LAN</text:a>).</text:p>
        </text:list-item>
        <text:list-item>
          <text:p text:style-name="P29"><text:a xlink:type="simple" xlink:href="https://es.wikipedia.org/wiki/Host" text:style-name="Internet_20_link" text:visited-style-name="Visited_20_Internet_20_Link">https://es.wikipedia.org/wiki/Host</text:a></text:p>
        </text:list-item>
        <text:list-item>
          <text:p text:style-name="P29"><text:a xlink:type="simple" xlink:href="https://es.wikipedia.org/wiki/Alojamiento_web" text:style-name="Internet_20_link" text:visited-style-name="Visited_20_Internet_20_Link">https://es.wikipedia.org/wiki/Alojamiento_web</text:a></text:p>
        </text:list-item>
        <text:list-item>
          <text:p text:style-name="P31"><text:a xlink:type="simple" xlink:href="https://fp.uoc.fje.edu/blog/que-es-un-servidor-dns-en-informatica/#:~:text=Un%20Servidor%20DNS%20en%20informática%20responde%20a%20las%20siglas%20Domain,al%20que%20vamos%20a%20acceder" text:style-name="Internet_20_link" text:visited-style-name="Visited_20_Internet_20_Link">https://fp.uoc.fje.edu/blog/que-es-un-servidor-dns-en-informatica/#:~:text=Un%20Servidor%20DNS%20en%20inform%C3%A1tica%20responde%20a%20las%20siglas%20Domain,al%20que%20vamos%20a%20acceder</text:a>.</text:p>
        </text:list-item>
        <text:list-item>
          <text:p text:style-name="P31"><text:soft-page-break/><text:a xlink:type="simple" xlink:href="https://es.wikipedia.org/wiki/Dominio_de_Internet" text:style-name="Internet_20_link" text:visited-style-name="Visited_20_Internet_20_Link">https://es.wikipedia.org/wiki/Dominio_de_Internet</text:a></text:p>
        </text:list-item>
        <text:list-item>
          <text:p text:style-name="P31"><text:a xlink:type="simple" xlink:href="https://es.wikipedia.org/wiki/Dirección_MAC" text:style-name="Internet_20_link" text:visited-style-name="Visited_20_Internet_20_Link">https://es.wikipedia.org/wiki/Direcci%C3%B3n_MAC</text:a></text:p>
        </text:list-item>
        <text:list-item>
          <text:p text:style-name="P31"><text:a xlink:type="simple" xlink:href="https://es.wikipedia.org/wiki/Protocolo_de_resolución_de_direcciones#:~:text=En%20red%20de%20computadoras%2C%20el,a%20una%20determinada%20dirección%20IP" text:style-name="Internet_20_link" text:visited-style-name="Visited_20_Internet_20_Link">https://es.wikipedia.org/wiki/Protocolo_de_resoluci%C3%B3n_de_direcciones#:~:text=En%20red%20de%20computadoras%2C%20el,a%20una%20determinada%20direcci%C3%B3n%20IP</text:a>.</text:p>
        </text:list-item>
        <text:list-item>
          <text:p text:style-name="P31"><text:a xlink:type="simple" xlink:href="https://enlacesdelcaribe.com/protocolo-udp-tcp/#:~:text=El%20protocolo%20UDP%20y%20TCP%20es%20el%20nivel%20de%20transporte,de%20direccionamiento%20en%20su%20cabecera" text:style-name="Internet_20_link" text:visited-style-name="Visited_20_Internet_20_Link">https://enlacesdelcaribe.com/protocolo-udp-tcp/#:~:text=El%20protocolo%20UDP%20y%20TCP%20es%20el%20nivel%20de%20transporte,de%20direccionamiento%20en%20su%20cabecera</text:a>.</text:p>
        </text:list-item>
        <text:list-item>
          <text:p text:style-name="P31"><text:a xlink:type="simple" xlink:href="https://definicion.de/ip/#:~:text=IP%20es%20la%20sigla%20de,red%20que%20reúne%20paquetes%20conmutados.&amp;text=Esta%20modalidad%20de%20asignación%20es%20conocida%20como%20dirección%20IP%20dinámica" text:style-name="Internet_20_link" text:visited-style-name="Visited_20_Internet_20_Link">https://definicion.de/ip/#:~:text=IP%20es%20la%20sigla%20de,red%20que%20re%C3%BAne%20paquetes%20conmutados.&amp;text=Esta%20modalidad%20de%20asignaci%C3%B3n%20es%20conocida%20como%20direcci%C3%B3n%20IP%20din%C3%A1mica</text:a>.</text:p>
        </text:list-item>
        <text:list-item>
          <text:p text:style-name="P31"><text:a xlink:type="simple" xlink:href="https://es.wikipedia.org/wiki/IPv4" text:style-name="Internet_20_link" text:visited-style-name="Visited_20_Internet_20_Link">https://es.wikipedia.org/wiki/IPv4</text:a></text:p>
        </text:list-item>
        <text:list-item>
          <text:p text:style-name="P31"><text:a xlink:type="simple" xlink:href="https://es.wikipedia.org/wiki/IPv6" text:style-name="Internet_20_link" text:visited-style-name="Visited_20_Internet_20_Link">https://es.wikipedia.org/wiki/IPv6</text:a></text:p>
        </text:list-item>
        <text:list-item>
          <text:p text:style-name="P31"><text:a xlink:type="simple" xlink:href="https://upanama.e-ducativa.com/archivos/repositorio/6000/6126/html/51_proto.htm#:~:text=Protocol%2FInternet%20Protocol)-,5.1%20Protocolo%20TCP%2FIP%20(Transmission%20Control%20Protocol%2FInternet%20Protocol,y%20se%20pronuncia%20%22T%2DC%2DP%2DI%2DP%22" text:style-name="Internet_20_link" text:visited-style-name="Visited_20_Internet_20_Link">https://upanama.e-ducativa.com/archivos/repositorio/6000/6126/html/51_proto.htm#:~:text=Protocol%2FInternet%20Protocol)-,5.1%20Protocolo%20TCP%2FIP%20(Transmission%20Control%20Protocol%2FInternet%20Protocol,y%20se%20pronuncia%20%22T%2DC%2DP%2DI%2DP%22</text:a>.</text:p>
        </text:list-item>
        <text:list-item>
          <text:p text:style-name="P31"><text:a xlink:type="simple" xlink:href="https://es.wikipedia.org/wiki/Ping" text:style-name="Internet_20_link" text:visited-style-name="Visited_20_Internet_20_Link">https://es.wikipedia.org/wiki/Ping</text:a></text:p>
        </text:list-item>
        <text:list-item>
          <text:p text:style-name="P31"><text:a xlink:type="simple" xlink:href="https://qastack.mx/unix/39501/difference-between-ifconfig-and-ipconfig#:~:text=El%20comando%20ifconfig%20se%20usa,en%20el%20sistema%20operativo%20Windows" text:style-name="Internet_20_link" text:visited-style-name="Visited_20_Internet_20_Link">https://qastack.mx/unix/39501/difference-between-ifconfig-and-ipconfig#:~:text=El%20comando%20ifconfig%20se%20usa,en%20el%20sistema%20operativo%20Windows</text:a>.</text:p>
        </text:list-item>
        <text:list-item>
          <text:p text:style-name="P31"><text:a xlink:type="simple" xlink:href="https://es.wikipedia.org/wiki/Modelo_TCP/IP" text:style-name="Internet_20_link" text:visited-style-name="Visited_20_Internet_20_Link">https://es.wikipedia.org/wiki/Modelo_TCP/IP</text:a></text:p>
        </text:list-item>
        <text:list-item>
          <text:p text:style-name="P31"><text:a xlink:type="simple" xlink:href="https://es.wikipedia.org/wiki/Ancho_de_banda_(informática" text:style-name="Internet_20_link" text:visited-style-name="Visited_20_Internet_20_Link">https://es.wikipedia.org/wiki/Ancho_de_banda_(inform%C3%A1tica</text:a>)</text:p>
        </text:list-item>
        <text:list-item>
          <text:p text:style-name="P31"><text:a xlink:type="simple" xlink:href="https://techlandia.com/protocolo-enrutado-enrutamiento-sobre_370308/" text:style-name="Internet_20_link" text:visited-style-name="Visited_20_Internet_20_Link">https://techlandia.com/protocolo-enrutado-enrutamiento-sobre_370308/</text:a></text:p>
        </text:list-item>
        <text:list-item>
          <text:p text:style-name="P31"><text:a xlink:type="simple" xlink:href="https://www.significados.com/internet/#:~:text=Internet%20es%20un%20neologismo%20del,a%20través%20de%20la%20web" text:style-name="Internet_20_link" text:visited-style-name="Visited_20_Internet_20_Link">https://www.significados.com/internet/#:~:text=Internet%20es%20un%20neologismo%20del,a%20trav%C3%A9s%20de%20la%20web</text:a>.</text:p>
        </text:list-item>
        <text:list-item>
          <text:p text:style-name="P31"><text:a xlink:type="simple" xlink:href="https://gpcinc.mx/blog/redes-lan-man-wan/" text:style-name="Internet_20_link" text:visited-style-name="Visited_20_Internet_20_Link">https://gpcinc.mx/blog/redes-lan-man-wan/</text:a></text:p>
        </text:list-item>
        <text:list-item>
          <text:p text:style-name="P31"><text:a xlink:type="simple" xlink:href="https://es.wikipedia.org/wiki/Wifi#:~:text=El%20wifi%20(escrito%20también%20wi,interconexión%20inalámbrica%20de%20dispositivos%20electrónicos" text:style-name="Internet_20_link" text:visited-style-name="Visited_20_Internet_20_Link">https://es.wikipedia.org/wiki/Wifi#:~:text=El%20wifi%20(escrito%20tambi%C3%A9n%20wi,interconexi%C3%B3n%20inal%C3%A1mbrica%20de%20dispositivos%20electr%C3%B3nicos</text:a>.</text:p>
        </text:list-item>
        <text:list-item>
          <text:p text:style-name="P31"><text:a xlink:type="simple" xlink:href="https://es.wikipedia.org/wiki/Algoritmo" text:style-name="Internet_20_link" text:visited-style-name="Visited_20_Internet_20_Link">https://es.wikipedia.org/wiki/Algoritmo</text:a></text:p>
        </text:list-item>
        <text:list-item>
          <text:p text:style-name="P31"><text:a xlink:type="simple" xlink:href="https://es.wikipedia.org/wiki/Variable_(matemáticas" text:style-name="Internet_20_link" text:visited-style-name="Visited_20_Internet_20_Link">https://es.wikipedia.org/wiki/Variable_(matem%C3%A1ticas</text:a>)</text:p>
        </text:list-item>
        <text:list-item>
          <text:p text:style-name="P31"><text:a xlink:type="simple" xlink:href="https://es.wikipedia.org/wiki/Constante_(informática" text:style-name="Internet_20_link" text:visited-style-name="Visited_20_Internet_20_Link">https://es.wikipedia.org/wiki/Constante_(inform%C3%A1tica</text:a>)</text:p>
        </text:list-item>
        <text:list-item>
          <text:p text:style-name="P31"><text:a xlink:type="simple" xlink:href="http://carlosgutierrezc.blogspot.com/2012/11/prueba-de-escritorio.html" text:style-name="Internet_20_link" text:visited-style-name="Visited_20_Internet_20_Link">http://carlosgutierrezc.blogspot.com/2012/11/prueba-de-escritorio.html</text:a></text:p>
        </text:list-item>
        <text:list-item>
          <text:p text:style-name="P31"><text:a xlink:type="simple" xlink:href="https://entrenamiento-python-basico.readthedocs.io/es/latest/leccion4/condicional_if.html#:~:text=La%20sentencia%20condicional%20if%20se,cuando%20el%20resultado%20sea%20verdadero" text:style-name="Internet_20_link" text:visited-style-name="Visited_20_Internet_20_Link">https://entrenamiento-python-basico.readthedocs.io/es/latest/leccion4/condicional_if.html#:~:text=La%20sentencia%20condicional%20if%20se,cuando%20el%20resultado%20sea%20verdadero</text:a>.</text:p>
        </text:list-item>
        <text:list-item>
          <text:p text:style-name="P31"><text:a xlink:type="simple" xlink:href="https://ccia.ugr.es/~jfv/ed1/c/cdrom/cap4/cap43.htm#:~:text=4.3)%20Estructura%20for.,determina%20el%20fin%20del%20bucle" text:style-name="Internet_20_link" text:visited-style-name="Visited_20_Internet_20_Link">https://ccia.ugr.es/~jfv/ed1/c/cdrom/cap4/cap43.htm#:~:text=4.3)%20Estructura%20for.,determina%20el%20fin%20del%20bucle</text:a>.</text:p>
        </text:list-item>
        <text:list-item>
          <text:p text:style-name="P31"><text:a xlink:type="simple" xlink:href="http://www.utn.edu.ec/reduca/programacion/estructuras/dowhile.html#:~:text=La%20instrucción%20%22do%2Dwhile%22,expresión%20relacional%20y%2Fo%20lógica" text:style-name="Internet_20_link" text:visited-style-name="Visited_20_Internet_20_Link">http://www.utn.edu.ec/reduca/programacion/estructuras/dowhile.html#:~:text=La%20instrucci%C3%B3n%20%22do%2Dwhile%22,expresi%C3%B3n%20relacional%20y%2Fo%20l%C3%B3gica</text:a>.</text:p>
        </text:list-item>
        <text:list-item>
          <text:p text:style-name="P30"><text:a xlink:type="simple" xlink:href="https://desarrolloweb.com/articulos/estructura-case-vbscript.html#:~:text=Con%20la%20estructura%20de%20control,un%20número%20indeterminado%20de%20valores" text:style-name="Internet_20_link" text:visited-style-name="Visited_20_Internet_20_Link">https://desarrolloweb.com/articulos/estructura-case-vbscript.html#:~:text=Con%20la%20estructura%20de%20control,un%20n%C3%BAmero%20indeterminado%20de%20valores</text:a>.</text:p>
        </text:list-item>
        <text:list-item>
          <text:p text:style-name="P32"><text:a xlink:type="simple" xlink:href="http://pseint.sourceforge.net/" text:style-name="Internet_20_link" text:visited-style-name="Visited_20_Internet_20_Link">http://pseint.sourceforge.net/</text:a></text:p>
          <text:p text:style-name="P32"/>
        </text:list-item>
      </text:list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20:29:20.531000000</meta:creation-date>
    <dc:date>2021-02-15T17:52:16.952000000</dc:date>
    <meta:editing-duration>PT39M47S</meta:editing-duration>
    <meta:editing-cycles>6</meta:editing-cycles>
    <meta:generator>LibreOffice/7.0.0.3$Windows_X86_64 LibreOffice_project/8061b3e9204bef6b321a21033174034a5e2ea88e</meta:generator>
    <meta:document-statistic meta:table-count="0" meta:image-count="0" meta:object-count="0" meta:page-count="7" meta:paragraph-count="109" meta:word-count="1076" meta:character-count="11029" meta:non-whitespace-character-count="10075"/>
  </office:meta>
</office:document-meta>
</file>